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b83aa" officeooo:paragraph-rsid="000b83aa" style:text-blinking="false" fo:background-color="transparent"/>
    </style:style>
    <style:style style:name="P2" style:family="paragraph" style:parent-style-name="Text_20_body">
      <style:paragraph-properties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b83aa" officeooo:paragraph-rsid="000b83aa" style:text-blinking="false" fo:background-color="transparen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f.: G763</text:p>
      <text:p text:style-name="P1"/>
      <text:p text:style-name="P1">Sr. David Sànchez Cabanillas</text:p>
      <text:p text:style-name="P1">C/Sant Jordi, 127</text:p>
      <text:p text:style-name="P1">07720 ES CASTELL</text:p>
      <text:p text:style-name="P1"/>
      <text:p text:style-name="P1"/>
      <text:p text:style-name="P1"/>
      <text:p text:style-name="P1"/>
      <text:p text:style-name="P1">El servei de recaudació de l’Ajuntament de Maó indica a un grup d’usuaris que teniu fins el pròxim mes d’abril per a pagar el rebut de l’IBI.</text:p>
      <text:p text:style-name="P1"/>
      <text:p text:style-name="P1">El Cap del servei de recaudació de l’Ajuntament de Maó</text:p>
      <text:p text:style-name="P1"/>
      <text:p text:style-name="P1">[Signatura]</text:p>
      <text:p text:style-name="P1"/>
      <text:p text:style-name="P1">Jordi Melia Carreras</text:p>
      <text:p text:style-name="P1">Maó, 8 de novembre del 2024</text:p>
      <text:p text:style-name="P1"/>
      <text:p text:style-name="P1"/>
      <text:p text:style-name="P1"/>
      <text:p text:style-name="P1">Documentació que cal portar:</text:p>
      <text:p text:style-name="P1">- DN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1:34:48.437140079</meta:creation-date>
    <meta:generator>LibreOffice/24.2.6.2$Linux_X86_64 LibreOffice_project/420$Build-2</meta:generator>
    <dc:date>2024-11-08T11:57:15.744178430</dc:date>
    <meta:editing-duration>PT18M46S</meta:editing-duration>
    <meta:editing-cycles>3</meta:editing-cycles>
    <meta:document-statistic meta:table-count="0" meta:image-count="0" meta:object-count="0" meta:page-count="1" meta:paragraph-count="11" meta:word-count="65" meta:character-count="357" meta:non-whitespace-character-count="303"/>
  </office:meta>
</office:document-meta>
</file>